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2AC7C2EA832E0AE5DC7.png" manifest:media-type="image/png"/>
  <manifest:file-entry manifest:full-path="Pictures/100002010000017F000002ACD933DDE93E3E5639.png" manifest:media-type="image/png"/>
  <manifest:file-entry manifest:full-path="Pictures/100002010000017F000002AC666D57F5F3C4019B.png" manifest:media-type="image/png"/>
  <manifest:file-entry manifest:full-path="Pictures/100002010000017F000002AC1AA1CC0B272D9B31.png" manifest:media-type="image/png"/>
  <manifest:file-entry manifest:full-path="Pictures/100002010000017F000002AC60E112502A68FD2B.png" manifest:media-type="image/png"/>
  <manifest:file-entry manifest:full-path="Pictures/100002010000017F000002AC54326B113F56C219.png" manifest:media-type="image/png"/>
  <manifest:file-entry manifest:full-path="Pictures/100002010000017F000002AC75B7713E5D595A23.png" manifest:media-type="image/png"/>
  <manifest:file-entry manifest:full-path="Pictures/100002010000017F000002ACEE112E0FBDBB429E.png" manifest:media-type="image/png"/>
  <manifest:file-entry manifest:full-path="Pictures/100002010000017F000002AC2E77E08B7FA10FE1.png" manifest:media-type="image/png"/>
  <manifest:file-entry manifest:full-path="Pictures/100002010000017F000002AC331BA612517CD1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377" officeooo:paragraph-rsid="001a7377"/>
    </style:style>
    <style:style style:name="P2" style:family="paragraph" style:parent-style-name="Standard">
      <style:text-properties officeooo:rsid="001c191a" officeooo:paragraph-rsid="001c19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draw:frame draw:style-name="fr1" draw:name="Image1" text:anchor-type="paragraph" svg:x="1.101cm" svg:y="2.12cm" svg:width="10.134cm" svg:height="18.098cm" draw:z-index="0"><draw:image xlink:href="Pictures/100002010000017F000002AC1AA1CC0B272D9B31.png" xlink:type="simple" xlink:show="embed" xlink:actuate="onLoad" loext:mime-type="image/x-vclgraphic"/></draw:frame>Contextmen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Image2" text:anchor-type="paragraph" svg:x="2.027cm" svg:y="1.752cm" svg:width="10.134cm" svg:height="18.098cm" draw:z-index="1"><draw:image xlink:href="Pictures/100002010000017F000002ACD933DDE93E3E5639.png" xlink:type="simple" xlink:show="embed" xlink:actuate="onLoad" loext:mime-type="image/x-vclgraphic"/></draw:frame>optionmen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2.457cm" svg:y="1.686cm" svg:width="6.514cm" svg:height="11.633cm" draw:z-index="2"><draw:image xlink:href="Pictures/100002010000017F000002AC60E112502A68FD2B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2.716cm" svg:y="0.028cm" svg:width="6.174cm" svg:height="11.024cm" draw:z-index="3"><draw:image xlink:href="Pictures/100002010000017F000002ACEE112E0FBDBB429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5" text:anchor-type="paragraph" svg:x="1.51cm" svg:y="0.15cm" svg:width="5.941cm" svg:height="10.61cm" draw:z-index="4"><draw:image xlink:href="Pictures/100002010000017F000002AC75B7713E5D595A2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lcconstraint</text:p>
      <text:p text:style-name="P2"><draw:frame draw:style-name="fr1" draw:name="Image6" text:anchor-type="paragraph" svg:x="1.729cm" svg:y="0.289cm" svg:width="6.163cm" svg:height="11.005cm" draw:z-index="5"><draw:image xlink:href="Pictures/100002010000017F000002AC331BA612517CD10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7" text:anchor-type="paragraph" svg:x="2.027cm" svg:y="0.009cm" svg:width="5.927cm" svg:height="10.583cm" draw:z-index="6"><draw:image xlink:href="Pictures/100002010000017F000002AC7C2EA832E0AE5DC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paragraph" svg:x="1.73cm" svg:y="0.113cm" svg:width="6.576cm" svg:height="11.742cm" draw:z-index="7"><draw:image xlink:href="Pictures/100002010000017F000002AC666D57F5F3C4019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9" text:anchor-type="paragraph" svg:x="1.498cm" svg:y="0.288cm" svg:width="6.622cm" svg:height="11.827cm" draw:z-index="8"><draw:image xlink:href="Pictures/100002010000017F000002AC2E77E08B7FA10FE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paragraph" svg:x="1.561cm" svg:y="0.24cm" svg:width="6.368cm" svg:height="11.372cm" draw:z-index="9"><draw:image xlink:href="Pictures/100002010000017F000002AC54326B113F56C21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15:24:30.995719871</meta:creation-date>
    <dc:date>2022-02-22T16:30:30.882842404</dc:date>
    <meta:editing-duration>PT4M57S</meta:editing-duration>
    <meta:editing-cycles>1</meta:editing-cycles>
    <meta:document-statistic meta:table-count="0" meta:image-count="10" meta:object-count="0" meta:page-count="7" meta:paragraph-count="3" meta:word-count="3" meta:character-count="35" meta:non-whitespace-character-count="35"/>
    <meta:generator>LibreOffice/6.0.7.3$Linux_X86_64 LibreOffice_project/00m0$Build-3</meta:generator>
  </office:meta>
</office:document-meta>
</file>